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382" style:parent-style-name="Graphics">
      <style:graphic-properties draw:fill="none" fo:clip="rect(0in, 4.09637in, 0in, 0in)" draw:stroke="none"/>
    </style:style>
    <style:style style:family="graphic" style:name="a383" style:parent-style-name="Graphics">
      <style:graphic-properties draw:fill="none" fo:clip="rect(0in, 4.37027in, 0in, 0in)" draw:stroke="none"/>
    </style:style>
    <style:style style:family="graphic" style:name="a384" style:parent-style-name="Graphics">
      <style:graphic-properties draw:fill="none" fo:clip="rect(0in, 4.31917in, 0in, 0in)" draw:stroke="non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8" style:parent-style-name="Graphics">
      <style:graphic-properties draw:fill="none" draw:stroke="non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fo:clip="rect(0in, 4.22273in, 0in, 0in)" draw:stroke="none"/>
    </style: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frame draw:id="id63" draw:style-name="a381" draw:name="Image 4" svg:x="0.68127in" svg:y="0.78945in" svg:width="1.99794in" svg:height="1.91415in" style:rel-width="scale" style:rel-height="scale">
          <draw:image xlink:href="media/image1.png" xlink:type="simple" xlink:show="embed" xlink:actuate="onLoad"/>
          <svg:title/>
          <svg:desc>Une image contenant Caractère coloré, capture d’écran, texte, diagramme

Description générée automatiquement</svg:desc>
        </draw:frame>
        <draw:frame draw:id="id64" draw:style-name="a382" draw:name="Image 6" svg:x="2.6792in" svg:y="0.72772in" svg:width="2.19163in" svg:height="2.04155in" style:rel-width="scale" style:rel-height="scale">
          <draw:image xlink:href="media/image2.png" xlink:type="simple" xlink:show="embed" xlink:actuate="onLoad"/>
          <svg:title/>
          <svg:desc>Une image contenant texte, Caractère coloré, capture d’écran

Description générée automatiquement</svg:desc>
        </draw:frame>
        <draw:frame draw:id="id65" draw:style-name="a383" draw:name="Image 8" svg:x="5.05833in" svg:y="0.79339in" svg:width="1.92394in" svg:height="1.9102in" style:rel-width="scale" style:rel-height="scale">
          <draw:image xlink:href="media/image3.png" xlink:type="simple" xlink:show="embed" xlink:actuate="onLoad"/>
          <svg:title/>
          <svg:desc>Une image contenant Caractère coloré, capture d’écran, texte, diagramme

Description générée automatiquement</svg:desc>
        </draw:frame>
        <draw:frame draw:id="id66" draw:style-name="a384" draw:name="Image 10" svg:x="7.21977in" svg:y="0.70068in" svg:width="2.06178in" svg:height="2.09563in" style:rel-width="scale" style:rel-height="scale">
          <draw:image xlink:href="media/image4.png" xlink:type="simple" xlink:show="embed" xlink:actuate="onLoad"/>
          <svg:title/>
          <svg:desc>Une image contenant Caractère coloré, capture d’écran, texte

Description générée automatiquement</svg:desc>
        </draw:frame>
        <draw:custom-shape svg:x="1.27778in" svg:y="0.625in" svg:width="0.63542in" svg:height="0.44792in" draw:id="id67" draw:style-name="a387" draw:name="Rectangle 11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0903in" svg:y="0.56549in" svg:width="0.63542in" svg:height="0.44792in" draw:id="id68" draw:style-name="a390" draw:name="Rectangle 12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6998in" svg:y="0.59326in" svg:width="0.63542in" svg:height="0.44792in" draw:id="id69" draw:style-name="a393" draw:name="Rectangle 13">
          <svg:title/>
          <svg:desc/>
          <text:p text:style-name="a392" text:class-names="" text:cond-style-name=""><text:span text:style-name="a3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3092in" svg:y="0.59326in" svg:width="0.63542in" svg:height="0.44792in" draw:id="id70" draw:style-name="a396" draw:name="Rectangle 14">
          <svg:title/>
          <svg:desc/>
          <text:p text:style-name="a395" text:class-names="" text:cond-style-name=""><text:span text:style-name="a3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1634in" svg:y="0.98958in" svg:width="0.18366in" svg:height="0.63194in" draw:id="id71" draw:style-name="a399" draw:name="Rectangle 15">
          <svg:title/>
          <svg:desc/>
          <text:p text:style-name="a398" text:class-names="" text:cond-style-name=""><text:span text:style-name="a3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3805in" svg:y="1.74652in" svg:width="0.10102in" svg:height="0.15183in" draw:id="id72" draw:style-name="a402" draw:name="Rectangle 16">
          <svg:title/>
          <svg:desc/>
          <text:p text:style-name="a401" text:class-names="" text:cond-style-name=""><text:span text:style-name="a4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311in" svg:y="2.12846in" svg:width="0.06473in" svg:height="0.10418in" draw:id="id73" draw:style-name="a405" draw:name="Rectangle 17">
          <svg:title/>
          <svg:desc/>
          <text:p text:style-name="a404" text:class-names="" text:cond-style-name=""><text:span text:style-name="a4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3805in" svg:y="2.35069in" svg:width="0.06473in" svg:height="0.10418in" draw:id="id74" draw:style-name="a408" draw:name="Rectangle 18">
          <svg:title/>
          <svg:desc/>
          <text:p text:style-name="a407" text:class-names="" text:cond-style-name=""><text:span text:style-name="a4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draw:style-name="a412" draw:name="ZoneTexte 19" svg:x="1.15178in" svg:y="0.70459in" svg:width="0.8874in" svg:height="0.33659in">
          <draw:text-box>
            <text:p text:style-name="a411" text:class-names="" text:cond-style-name=""><text:span text:style-name="a409" text:class-names="">Addition</text:span><text:span text:style-name="a410" text:class-names=""/></text:p>
          </draw:text-box>
          <svg:title/>
          <svg:desc/>
        </draw:frame>
        <draw:frame draw:id="id76" draw:style-name="a416" draw:name="ZoneTexte 20" svg:x="2.94025in" svg:y="0.68066in" svg:width="1.30288in" svg:height="0.33659in">
          <draw:text-box>
            <text:p text:style-name="a415" text:class-names="" text:cond-style-name=""><text:span text:style-name="a413" text:class-names="">Addition (IPP)</text:span><text:span text:style-name="a414" text:class-names=""/></text:p>
          </draw:text-box>
          <svg:title/>
          <svg:desc/>
        </draw:frame>
        <draw:frame draw:id="id77" draw:style-name="a420" draw:name="ZoneTexte 21" svg:x="5.27334in" svg:y="0.70644in" svg:width="1.31873in" svg:height="0.33659in">
          <draw:text-box>
            <text:p text:style-name="a419" text:class-names="" text:cond-style-name=""><text:span text:style-name="a417" text:class-names="">Multiplication</text:span><text:span text:style-name="a418" text:class-names=""/></text:p>
          </draw:text-box>
          <svg:title/>
          <svg:desc/>
        </draw:frame>
        <draw:frame draw:id="id78" draw:style-name="a427" draw:name="ZoneTexte 22" svg:x="7.27891in" svg:y="0.53112in" svg:width="1.41332in" svg:height="0.5722in">
          <draw:text-box>
            <text:p text:style-name="a423" text:class-names="" text:cond-style-name=""><text:span text:style-name="a421" text:class-names="">Multiplication</text:span><text:span text:style-name="a422" text:class-names=""><text:s text:c="1"/></text:span></text:p>
            <text:p text:style-name="a426" text:class-names="" text:cond-style-name=""><text:span text:style-name="a424" text:class-names=""><text:s text:c="10"/>(m=1000)</text:span><text:span text:style-name="a425" text:class-names=""/></text:p>
          </draw:text-box>
          <svg:title/>
          <svg:desc/>
        </draw:frame>
        <draw:frame draw:id="id79" draw:style-name="a428" draw:name="Image 24" svg:x="3.08958in" svg:y="2.99938in" svg:width="3.9375in" svg:height="0.54167in" style:rel-width="scale" style:rel-height="scale">
          <draw:image xlink:href="media/image5.png" xlink:type="simple" xlink:show="embed" xlink:actuate="onLoad"/>
          <svg:title/>
          <svg:desc>Une image contenant texte, Police, blanc, ligne

Description générée automatiquement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ésentation PowerPoint</dc:title>
    <meta:initial-creator>Frédérique Lecourtier</meta:initial-creator>
    <dc:creator>Frédérique Lecourtier</dc:creator>
    <meta:creation-date>2023-08-24T07:05:35Z</meta:creation-date>
    <dc:date>2023-08-24T07:24:44Z</dc:date>
    <meta:editing-cycles>1</meta:editing-cycles>
    <meta:editing-duration>PT0S</meta:editing-duration>
    <meta:document-statistic meta:paragraph-count="5" meta:word-count="13"/>
  </office:meta>
</office:document-meta>
</file>